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C000004E71D5643CA8E6112F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653cm" svg:y="-2cm" svg:width="17.007cm" svg:height="27.94cm" draw:z-index="0"><draw:image xlink:href="Pictures/10000201000002FC000004E71D5643CA8E6112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4:19:18.821334898</meta:creation-date>
    <dc:date>2019-07-11T17:52:13.400263579</dc:date>
    <meta:editing-duration>PT1H42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4.2$Linux_X86_64 LibreOffice_project/20$Build-2</meta:generator>
  </office:meta>
</office:document-meta>
</file>